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404cm"/>
    </style:style>
    <style:style style:name="co3" style:family="table-column">
      <style:table-column-properties fo:break-before="auto" style:column-width="3.15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Tage</text:p>
          </table:table-cell>
          <table:table-cell office:value-type="string" calcext:value-type="string">
            <text:p>stunden</text:p>
          </table:table-cell>
          <table:table-cell office:value-type="string" calcext:value-type="string">
            <text:p>Minuten</text:p>
          </table:table-cell>
          <table:table-cell office:value-type="string" calcext:value-type="string">
            <text:p>Sekunden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A2]*24" office:value-type="float" office:value="336" calcext:value-type="float">
            <text:p>336</text:p>
          </table:table-cell>
          <table:table-cell table:formula="of:=[.B2]*60" office:value-type="float" office:value="20160" calcext:value-type="float">
            <text:p>20160</text:p>
          </table:table-cell>
          <table:table-cell table:formula="of:=60*[.C2]" office:value-type="float" office:value="1209600" calcext:value-type="float">
            <text:p>1209600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bits</text:p>
          </table:table-cell>
          <table:table-cell office:value-type="string" calcext:value-type="string">
            <text:p>Werte</text:p>
          </table:table-cell>
          <table:table-cell office:value-type="string" calcext:value-type="string">
            <text:p>Âuflösung (minuten/Wert</text:p>
          </table:table-cell>
          <table:table-cell office:value-type="string" calcext:value-type="string">
            <text:p>Auflösen Baud</text:p>
          </table:table-cell>
          <table:table-cell office:value-type="string" calcext:value-type="string">
            <text:p>sekunden pro wer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2^[.A5]" office:value-type="float" office:value="1" calcext:value-type="float">
            <text:p>1</text:p>
          </table:table-cell>
          <table:table-cell table:formula="of:=[.B5]/[.C$2]" office:value-type="float" office:value="0.0000496031746031746" calcext:value-type="float">
            <text:p>4.96031746031746E-05</text:p>
          </table:table-cell>
          <table:table-cell table:formula="of:=[.B5]/[.D$2]" office:value-type="float" office:value="0.000000826719576719577" calcext:value-type="float">
            <text:p>8.26719576719577E-07</text:p>
          </table:table-cell>
          <table:table-cell table:formula="of:=[.D$2]/[.B5]" office:value-type="float" office:value="1209600" calcext:value-type="float">
            <text:p>12096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2^[.A6]" office:value-type="float" office:value="2" calcext:value-type="float">
            <text:p>2</text:p>
          </table:table-cell>
          <table:table-cell table:formula="of:=[.B6]/[.C$2]" office:value-type="float" office:value="0.0000992063492063492" calcext:value-type="float">
            <text:p>9.92063492063492E-05</text:p>
          </table:table-cell>
          <table:table-cell table:formula="of:=[.B6]/[.D$2]" office:value-type="float" office:value="0.00000165343915343915" calcext:value-type="float">
            <text:p>1.65343915343915E-06</text:p>
          </table:table-cell>
          <table:table-cell table:formula="of:=[.D$2]/[.B6]" office:value-type="float" office:value="604800" calcext:value-type="float">
            <text:p>6048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2^[.A7]" office:value-type="float" office:value="4" calcext:value-type="float">
            <text:p>4</text:p>
          </table:table-cell>
          <table:table-cell table:formula="of:=[.B7]/[.C$2]" office:value-type="float" office:value="0.000198412698412698" calcext:value-type="float">
            <text:p>0.000198412698412698</text:p>
          </table:table-cell>
          <table:table-cell table:formula="of:=[.B7]/[.D$2]" office:value-type="float" office:value="0.00000330687830687831" calcext:value-type="float">
            <text:p>3.30687830687831E-06</text:p>
          </table:table-cell>
          <table:table-cell table:formula="of:=[.D$2]/[.B7]" office:value-type="float" office:value="302400" calcext:value-type="float">
            <text:p>3024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2^[.A8]" office:value-type="float" office:value="8" calcext:value-type="float">
            <text:p>8</text:p>
          </table:table-cell>
          <table:table-cell table:formula="of:=[.B8]/[.C$2]" office:value-type="float" office:value="0.000396825396825397" calcext:value-type="float">
            <text:p>0.000396825396825397</text:p>
          </table:table-cell>
          <table:table-cell table:formula="of:=[.B8]/[.D$2]" office:value-type="float" office:value="0.00000661375661375661" calcext:value-type="float">
            <text:p>6.61375661375661E-06</text:p>
          </table:table-cell>
          <table:table-cell table:formula="of:=[.D$2]/[.B8]" office:value-type="float" office:value="151200" calcext:value-type="float">
            <text:p>1512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2^[.A9]" office:value-type="float" office:value="16" calcext:value-type="float">
            <text:p>16</text:p>
          </table:table-cell>
          <table:table-cell table:formula="of:=[.B9]/[.C$2]" office:value-type="float" office:value="0.000793650793650794" calcext:value-type="float">
            <text:p>0.000793650793650794</text:p>
          </table:table-cell>
          <table:table-cell table:formula="of:=[.B9]/[.D$2]" office:value-type="float" office:value="0.0000132275132275132" calcext:value-type="float">
            <text:p>1.32275132275132E-05</text:p>
          </table:table-cell>
          <table:table-cell table:formula="of:=[.D$2]/[.B9]" office:value-type="float" office:value="75600" calcext:value-type="float">
            <text:p>756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2^[.A10]" office:value-type="float" office:value="32" calcext:value-type="float">
            <text:p>32</text:p>
          </table:table-cell>
          <table:table-cell table:formula="of:=[.B10]/[.C$2]" office:value-type="float" office:value="0.00158730158730159" calcext:value-type="float">
            <text:p>0.00158730158730159</text:p>
          </table:table-cell>
          <table:table-cell table:formula="of:=[.B10]/[.D$2]" office:value-type="float" office:value="0.0000264550264550265" calcext:value-type="float">
            <text:p>2.64550264550265E-05</text:p>
          </table:table-cell>
          <table:table-cell table:formula="of:=[.D$2]/[.B10]" office:value-type="float" office:value="37800" calcext:value-type="float">
            <text:p>378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2^[.A11]" office:value-type="float" office:value="64" calcext:value-type="float">
            <text:p>64</text:p>
          </table:table-cell>
          <table:table-cell table:formula="of:=[.B11]/[.C$2]" office:value-type="float" office:value="0.00317460317460317" calcext:value-type="float">
            <text:p>0.00317460317460317</text:p>
          </table:table-cell>
          <table:table-cell table:formula="of:=[.B11]/[.D$2]" office:value-type="float" office:value="0.0000529100529100529" calcext:value-type="float">
            <text:p>5.29100529100529E-05</text:p>
          </table:table-cell>
          <table:table-cell table:formula="of:=[.D$2]/[.B11]" office:value-type="float" office:value="18900" calcext:value-type="float">
            <text:p>189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2^[.A12]" office:value-type="float" office:value="128" calcext:value-type="float">
            <text:p>128</text:p>
          </table:table-cell>
          <table:table-cell table:formula="of:=[.B12]/[.C$2]" office:value-type="float" office:value="0.00634920634920635" calcext:value-type="float">
            <text:p>0.00634920634920635</text:p>
          </table:table-cell>
          <table:table-cell table:formula="of:=[.B12]/[.D$2]" office:value-type="float" office:value="0.000105820105820106" calcext:value-type="float">
            <text:p>0.000105820105820106</text:p>
          </table:table-cell>
          <table:table-cell table:formula="of:=[.D$2]/[.B12]" office:value-type="float" office:value="9450" calcext:value-type="float">
            <text:p>945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2^[.A13]" office:value-type="float" office:value="256" calcext:value-type="float">
            <text:p>256</text:p>
          </table:table-cell>
          <table:table-cell table:formula="of:=[.B13]/[.C$2]" office:value-type="float" office:value="0.0126984126984127" calcext:value-type="float">
            <text:p>0.0126984126984127</text:p>
          </table:table-cell>
          <table:table-cell table:formula="of:=[.B13]/[.D$2]" office:value-type="float" office:value="0.000211640211640212" calcext:value-type="float">
            <text:p>0.000211640211640212</text:p>
          </table:table-cell>
          <table:table-cell table:formula="of:=[.D$2]/[.B13]" office:value-type="float" office:value="4725" calcext:value-type="float">
            <text:p>472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2^[.A14]" office:value-type="float" office:value="512" calcext:value-type="float">
            <text:p>512</text:p>
          </table:table-cell>
          <table:table-cell table:formula="of:=[.B14]/[.C$2]" office:value-type="float" office:value="0.0253968253968254" calcext:value-type="float">
            <text:p>0.0253968253968254</text:p>
          </table:table-cell>
          <table:table-cell table:formula="of:=[.B14]/[.D$2]" office:value-type="float" office:value="0.000423280423280423" calcext:value-type="float">
            <text:p>0.000423280423280423</text:p>
          </table:table-cell>
          <table:table-cell table:formula="of:=[.D$2]/[.B14]" office:value-type="float" office:value="2362.5" calcext:value-type="float">
            <text:p>2362.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2^[.A15]" office:value-type="float" office:value="1024" calcext:value-type="float">
            <text:p>1024</text:p>
          </table:table-cell>
          <table:table-cell table:formula="of:=[.B15]/[.C$2]" office:value-type="float" office:value="0.0507936507936508" calcext:value-type="float">
            <text:p>0.0507936507936508</text:p>
          </table:table-cell>
          <table:table-cell table:formula="of:=[.B15]/[.D$2]" office:value-type="float" office:value="0.000846560846560847" calcext:value-type="float">
            <text:p>0.000846560846560847</text:p>
          </table:table-cell>
          <table:table-cell table:formula="of:=[.D$2]/[.B15]" office:value-type="float" office:value="1181.25" calcext:value-type="float">
            <text:p>1181.2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2^[.A16]" office:value-type="float" office:value="2048" calcext:value-type="float">
            <text:p>2048</text:p>
          </table:table-cell>
          <table:table-cell table:formula="of:=[.B16]/[.C$2]" office:value-type="float" office:value="0.101587301587302" calcext:value-type="float">
            <text:p>0.101587301587302</text:p>
          </table:table-cell>
          <table:table-cell table:formula="of:=[.B16]/[.D$2]" office:value-type="float" office:value="0.00169312169312169" calcext:value-type="float">
            <text:p>0.00169312169312169</text:p>
          </table:table-cell>
          <table:table-cell table:formula="of:=[.D$2]/[.B16]" office:value-type="float" office:value="590.625" calcext:value-type="float">
            <text:p>590.62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2^[.A17]" office:value-type="float" office:value="4096" calcext:value-type="float">
            <text:p>4096</text:p>
          </table:table-cell>
          <table:table-cell table:formula="of:=[.B17]/[.C$2]" office:value-type="float" office:value="0.203174603174603" calcext:value-type="float">
            <text:p>0.203174603174603</text:p>
          </table:table-cell>
          <table:table-cell table:formula="of:=[.B17]/[.D$2]" office:value-type="float" office:value="0.00338624338624339" calcext:value-type="float">
            <text:p>0.00338624338624339</text:p>
          </table:table-cell>
          <table:table-cell table:formula="of:=[.D$2]/[.B17]" office:value-type="float" office:value="295.3125" calcext:value-type="float">
            <text:p>295.312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2^[.A18]" office:value-type="float" office:value="8192" calcext:value-type="float">
            <text:p>8192</text:p>
          </table:table-cell>
          <table:table-cell table:formula="of:=[.B18]/[.C$2]" office:value-type="float" office:value="0.406349206349206" calcext:value-type="float">
            <text:p>0.406349206349206</text:p>
          </table:table-cell>
          <table:table-cell table:formula="of:=[.B18]/[.D$2]" office:value-type="float" office:value="0.00677248677248677" calcext:value-type="float">
            <text:p>0.00677248677248677</text:p>
          </table:table-cell>
          <table:table-cell table:formula="of:=[.D$2]/[.B18]" office:value-type="float" office:value="147.65625" calcext:value-type="float">
            <text:p>147.6562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2^[.A19]" office:value-type="float" office:value="16384" calcext:value-type="float">
            <text:p>16384</text:p>
          </table:table-cell>
          <table:table-cell table:formula="of:=[.B19]/[.C$2]" office:value-type="float" office:value="0.812698412698413" calcext:value-type="float">
            <text:p>0.812698412698413</text:p>
          </table:table-cell>
          <table:table-cell table:formula="of:=[.B19]/[.D$2]" office:value-type="float" office:value="0.0135449735449735" calcext:value-type="float">
            <text:p>0.0135449735449735</text:p>
          </table:table-cell>
          <table:table-cell table:formula="of:=[.D$2]/[.B19]" office:value-type="float" office:value="73.828125" calcext:value-type="float">
            <text:p>73.82812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2^[.A20]" office:value-type="float" office:value="32768" calcext:value-type="float">
            <text:p>32768</text:p>
          </table:table-cell>
          <table:table-cell table:formula="of:=[.B20]/[.C$2]" office:value-type="float" office:value="1.62539682539683" calcext:value-type="float">
            <text:p>1.62539682539683</text:p>
          </table:table-cell>
          <table:table-cell table:formula="of:=[.B20]/[.D$2]" office:value-type="float" office:value="0.0270899470899471" calcext:value-type="float">
            <text:p>0.0270899470899471</text:p>
          </table:table-cell>
          <table:table-cell table:formula="of:=[.D$2]/[.B20]" office:value-type="float" office:value="36.9140625" calcext:value-type="float">
            <text:p>36.914062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2^[.A21]" office:value-type="float" office:value="65536" calcext:value-type="float">
            <text:p>65536</text:p>
          </table:table-cell>
          <table:table-cell table:formula="of:=[.B21]/[.C$2]" office:value-type="float" office:value="3.25079365079365" calcext:value-type="float">
            <text:p>3.25079365079365</text:p>
          </table:table-cell>
          <table:table-cell table:formula="of:=[.B21]/[.D$2]" office:value-type="float" office:value="0.0541798941798942" calcext:value-type="float">
            <text:p>0.0541798941798942</text:p>
          </table:table-cell>
          <table:table-cell table:formula="of:=[.D$2]/[.B21]" office:value-type="float" office:value="18.45703125" calcext:value-type="float">
            <text:p>18.4570312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2^[.A22]" office:value-type="float" office:value="131072" calcext:value-type="float">
            <text:p>131072</text:p>
          </table:table-cell>
          <table:table-cell table:formula="of:=[.B22]/[.C$2]" office:value-type="float" office:value="6.5015873015873" calcext:value-type="float">
            <text:p>6.5015873015873</text:p>
          </table:table-cell>
          <table:table-cell table:formula="of:=[.B22]/[.D$2]" office:value-type="float" office:value="0.108359788359788" calcext:value-type="float">
            <text:p>0.108359788359788</text:p>
          </table:table-cell>
          <table:table-cell table:formula="of:=[.D$2]/[.B22]" office:value-type="float" office:value="9.228515625" calcext:value-type="float">
            <text:p>9.22851562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2^[.A23]" office:value-type="float" office:value="262144" calcext:value-type="float">
            <text:p>262144</text:p>
          </table:table-cell>
          <table:table-cell table:formula="of:=[.B23]/[.C$2]" office:value-type="float" office:value="13.0031746031746" calcext:value-type="float">
            <text:p>13.0031746031746</text:p>
          </table:table-cell>
          <table:table-cell table:formula="of:=[.B23]/[.D$2]" office:value-type="float" office:value="0.216719576719577" calcext:value-type="float">
            <text:p>0.216719576719577</text:p>
          </table:table-cell>
          <table:table-cell table:formula="of:=[.D$2]/[.B23]" office:value-type="float" office:value="4.6142578125" calcext:value-type="float">
            <text:p>4.614257812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2^[.A24]" office:value-type="float" office:value="524288" calcext:value-type="float">
            <text:p>524288</text:p>
          </table:table-cell>
          <table:table-cell table:formula="of:=[.B24]/[.C$2]" office:value-type="float" office:value="26.0063492063492" calcext:value-type="float">
            <text:p>26.0063492063492</text:p>
          </table:table-cell>
          <table:table-cell table:formula="of:=[.B24]/[.D$2]" office:value-type="float" office:value="0.433439153439153" calcext:value-type="float">
            <text:p>0.433439153439153</text:p>
          </table:table-cell>
          <table:table-cell table:formula="of:=[.D$2]/[.B24]" office:value-type="float" office:value="2.30712890625" calcext:value-type="float">
            <text:p>2.307128906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2^[.A25]" office:value-type="float" office:value="1048576" calcext:value-type="float">
            <text:p>1048576</text:p>
          </table:table-cell>
          <table:table-cell table:formula="of:=[.B25]/[.C$2]" office:value-type="float" office:value="52.0126984126984" calcext:value-type="float">
            <text:p>52.0126984126984</text:p>
          </table:table-cell>
          <table:table-cell table:formula="of:=[.B25]/[.D$2]" office:value-type="float" office:value="0.866878306878307" calcext:value-type="float">
            <text:p>0.866878306878307</text:p>
          </table:table-cell>
          <table:table-cell table:formula="of:=[.D$2]/[.B25]" office:value-type="float" office:value="1.153564453125" calcext:value-type="float">
            <text:p>1.15356445312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2^[.A26]" office:value-type="float" office:value="2097152" calcext:value-type="float">
            <text:p>2097152</text:p>
          </table:table-cell>
          <table:table-cell table:formula="of:=[.B26]/[.C$2]" office:value-type="float" office:value="104.025396825397" calcext:value-type="float">
            <text:p>104.025396825397</text:p>
          </table:table-cell>
          <table:table-cell table:formula="of:=[.B26]/[.D$2]" office:value-type="float" office:value="1.73375661375661" calcext:value-type="float">
            <text:p>1.73375661375661</text:p>
          </table:table-cell>
          <table:table-cell table:formula="of:=[.D$2]/[.B26]" office:value-type="float" office:value="0.5767822265625" calcext:value-type="float">
            <text:p>0.576782226562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2^[.A27]" office:value-type="float" office:value="4194304" calcext:value-type="float">
            <text:p>4194304</text:p>
          </table:table-cell>
          <table:table-cell table:formula="of:=[.B27]/[.C$2]" office:value-type="float" office:value="208.050793650794" calcext:value-type="float">
            <text:p>208.050793650794</text:p>
          </table:table-cell>
          <table:table-cell table:formula="of:=[.B27]/[.D$2]" office:value-type="float" office:value="3.46751322751323" calcext:value-type="float">
            <text:p>3.46751322751323</text:p>
          </table:table-cell>
          <table:table-cell table:formula="of:=[.D$2]/[.B27]" office:value-type="float" office:value="0.28839111328125" calcext:value-type="float">
            <text:p>0.2883911132812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2^[.A28]" office:value-type="float" office:value="8388608" calcext:value-type="float">
            <text:p>8388608</text:p>
          </table:table-cell>
          <table:table-cell table:formula="of:=[.B28]/[.C$2]" office:value-type="float" office:value="416.101587301587" calcext:value-type="float">
            <text:p>416.101587301587</text:p>
          </table:table-cell>
          <table:table-cell table:formula="of:=[.B28]/[.D$2]" office:value-type="float" office:value="6.93502645502646" calcext:value-type="float">
            <text:p>6.93502645502646</text:p>
          </table:table-cell>
          <table:table-cell table:formula="of:=[.D$2]/[.B28]" office:value-type="float" office:value="0.144195556640625" calcext:value-type="float">
            <text:p>0.14419555664062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2^[.A29]" office:value-type="float" office:value="16777216" calcext:value-type="float">
            <text:p>16777216</text:p>
          </table:table-cell>
          <table:table-cell table:formula="of:=[.B29]/[.C$2]" office:value-type="float" office:value="832.203174603175" calcext:value-type="float">
            <text:p>832.203174603175</text:p>
          </table:table-cell>
          <table:table-cell table:formula="of:=[.B29]/[.D$2]" office:value-type="float" office:value="13.8700529100529" calcext:value-type="float">
            <text:p>13.8700529100529</text:p>
          </table:table-cell>
          <table:table-cell table:formula="of:=[.D$2]/[.B29]" office:value-type="float" office:value="0.0720977783203125" calcext:value-type="float">
            <text:p>0.07209777832031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1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17T16:50:53.755209918</meta:creation-date>
    <dc:date>2025-08-18T21:07:56.909035773</dc:date>
    <meta:editing-duration>P1DT1H13M13S</meta:editing-duration>
    <meta:editing-cycles>1</meta:editing-cycles>
    <meta:document-statistic meta:table-count="1" meta:cell-count="138" meta:object-count="0"/>
    <meta:generator>LibreOffice/24.2.7.2$Linux_X86_64 LibreOffice_project/420$Build-2</meta:generator>
  </office:meta>
</office:document-meta>
</file>